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937cm" svg:height="2.032cm" svg:x="1.127cm" svg:y="7.223cm">
          <text:p text:style-name="P1">Cub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937cm" svg:height="2.032cm" svg:x="16.113cm" svg:y="7.477cm">
          <text:p text:style-name="P1">Pyramid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937cm" svg:height="2.032cm" svg:x="8.62cm" svg:y="1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826cm" svg:x1="10.588cm" svg:y1="3.032cm" svg:x2="3.095cm" svg:y2="7.223cm" draw:start-shape="id1" draw:start-glue-point="2" draw:end-shape="id2" svg:d="M10588 3032v1270h-7493v2921" svg:viewBox="0 0 7494 4192">
          <text:p/>
        </draw:connector>
        <draw:connector draw:style-name="gr2" draw:text-style-name="P1" draw:layer="layout" draw:line-skew="-0.953cm" svg:x1="10.588cm" svg:y1="3.032cm" svg:x2="18.081cm" svg:y2="7.477cm" draw:start-shape="id1" draw:start-glue-point="2" draw:end-shape="id3" draw:end-glue-point="0" svg:d="M10588 3032v1270h7493v3175" svg:viewBox="0 0 7494 4446">
          <text:p/>
        </draw:connector>
        <draw:custom-shape draw:style-name="gr1" draw:text-style-name="P1" xml:id="id4" draw:id="id4" draw:layer="layout" svg:width="3.937cm" svg:height="2.032cm" svg:x="8.62cm" svg:y="7.477cm">
          <text:p text:style-name="P1">Sphe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88cm" svg:y1="3.032cm" svg:x2="10.588cm" svg:y2="7.477cm" draw:start-shape="id1" draw:start-glue-point="2" draw:end-shape="id4" svg:d="M10588 3032v4445" svg:viewBox="0 0 1 4446">
          <text:p/>
        </draw:connector>
      </draw:page>
      <draw:page draw:name="page2" draw:style-name="dp1" draw:master-page-name="Default">
        <draw:custom-shape draw:style-name="gr1" draw:text-style-name="P1" draw:layer="layout" svg:width="8.89cm" svg:height="8.382cm" svg:x="7.604cm" svg:y="3.032cm">
          <text:p text:style-name="P1">Model</text:p>
          <text:p text:style-name="P1">Scale </text:p>
          <text:p text:style-name="P1">Rotate</text:p>
          <text:p text:style-name="P1">Transl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32:02.869000000</meta:creation-date>
    <dc:date>2014-10-16T19:42:48.114000000</dc:date>
    <meta:editing-duration>PT25M2S</meta:editing-duration>
    <meta:editing-cycles>1</meta:editing-cycles>
    <meta:document-statistic meta:object-count="8"/>
    <meta:generator>LibreOffice/4.2.0.4$Windows_x86 LibreOffice_project/05dceb5d363845f2cf968344d7adab8dcfb2ba71</meta:generator>
  </office:meta>
</office:document-meta>
</file>